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BD000000FC0B1BA0B374C758D77.jpg" manifest:media-type="image/jpeg"/>
  <manifest:file-entry manifest:full-path="Pictures/1000000000000008000000083F6A0EF184824FD1.png" manifest:media-type="image/png"/>
  <manifest:file-entry manifest:full-path="Pictures/100002010000032200000278C6695A3507A63399.png" manifest:media-type="image/png"/>
  <manifest:file-entry manifest:full-path="Pictures/1000020100000322000002782DAD205693865556.png" manifest:media-type="image/png"/>
  <manifest:file-entry manifest:full-path="Pictures/1000000000000BD000000FC0018D4DE54D1AD8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4cm" fo:min-width="17.7cm"/>
    </style:style>
    <style:style style:name="gr2" style:family="graphic" style:parent-style-name="Object">
      <style:graphic-properties draw:textarea-horizontal-align="justify" draw:textarea-vertical-align="middle" draw:auto-grow-height="false" fo:min-height="8.625cm" fo:min-width="5.931cm"/>
    </style:style>
    <style:style style:name="gr3" style:family="graphic" style:parent-style-name="Object">
      <style:graphic-properties draw:textarea-horizontal-align="justify" draw:textarea-vertical-align="middle" draw:auto-grow-height="false" fo:min-height="1.95cm" fo:min-width="7.963cm"/>
    </style:style>
    <style:style style:name="gr4" style:family="graphic" style:parent-style-name="Object">
      <style:graphic-properties draw:textarea-horizontal-align="justify" draw:textarea-vertical-align="middle" draw:auto-grow-height="false" fo:min-height="1.5cm" fo:min-width="3.087cm"/>
    </style:style>
    <style:style style:name="gr5" style:family="graphic" style:parent-style-name="Variable">
      <style:graphic-properties draw:textarea-horizontal-align="justify" draw:textarea-vertical-align="middle" draw:auto-grow-height="false" fo:min-height="2.445cm" fo:min-width="3.9cm"/>
    </style:style>
    <style:style style:name="gr6" style:family="graphic" style:parent-style-name="Variable">
      <style:graphic-properties draw:textarea-horizontal-align="justify" draw:textarea-vertical-align="middle" draw:auto-grow-height="false" fo:min-height="2.445cm" fo:min-width="5.02cm"/>
    </style:style>
    <style:style style:name="gr7" style:family="graphic" style:parent-style-name="Display">
      <style:graphic-properties draw:textarea-horizontal-align="justify" draw:textarea-vertical-align="middle" draw:auto-grow-height="false" fo:min-height="2.594cm" fo:min-width="5.02cm"/>
    </style:style>
    <style:style style:name="gr8" style:family="graphic" style:parent-style-name="Variable">
      <style:graphic-properties draw:stroke-dash="Fine_20_Dashed" draw:textarea-horizontal-align="center" draw:textarea-vertical-align="middle"/>
    </style:style>
    <style:style style:name="gr9" style:family="graphic" style:parent-style-name="Variable">
      <style:graphic-properties draw:stroke="none" svg:stroke-color="#000000" draw:fill="none" draw:fill-color="#ffffff" draw:auto-grow-height="true" draw:auto-grow-width="false" fo:max-height="0cm" fo:min-height="0.417cm"/>
    </style:style>
    <style:style style:name="gr10" style:family="graphic" style:parent-style-name="objectwithoutfill">
      <style:graphic-properties draw:stroke="soli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0000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Variable">
      <style:graphic-properties draw:stroke="none" svg:stroke-color="#000000" draw:fill="none" draw:fill-color="#ffffff" draw:auto-grow-height="true" draw:auto-grow-width="false" fo:max-height="0cm" fo:min-height="0.833cm"/>
    </style:style>
    <style:style style:name="gr13" style:family="graphic">
      <style:graphic-properties style:protect="size"/>
    </style:style>
    <style:style style:name="gr14" style:family="graphic" style:parent-style-name="objectwithoutfill">
      <style:graphic-properties svg:stroke-width="0.08cm" svg:stroke-color="#000000" draw:marker-start-width="0.32cm" draw:marker-end="Symmetric_20_Arrow" draw:marker-end-width="0.42cm" draw:fill="none" draw:textarea-vertical-align="middle" fo:padding-top="0.165cm" fo:padding-bottom="0.165cm" fo:padding-left="0.29cm" fo:padding-right="0.29cm"/>
    </style:style>
    <style:style style:name="gr15" style:family="graphic" style:parent-style-name="Local_20_Storage">
      <style:graphic-properties draw:textarea-horizontal-align="justify" draw:textarea-vertical-align="middle" draw:auto-grow-height="false" fo:min-height="2.1cm" fo:min-width="2.977cm"/>
    </style:style>
    <style:style style:name="gr16" style:family="graphic" style:parent-style-name="objectwithoutfill">
      <style:graphic-properties svg:stroke-width="0.08cm" svg:stroke-color="#000000" draw:marker-start="Symmetric_20_Arrow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8.389cm, 0cm, 18.164cm, 0cm)" draw:image-opacity="100%" style:mirror="none"/>
    </style:style>
    <style:style style:name="gr1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486cm" fo:min-width="1.721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5.564cm, 0cm, 29.116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0.4cm" fo:min-width="16.662cm"/>
    </style:style>
    <style:style style:name="gr21" style:family="graphic" style:parent-style-name="Object">
      <style:graphic-properties draw:textarea-horizontal-align="justify" draw:textarea-vertical-align="middle" draw:auto-grow-height="false" fo:min-height="9.3cm" fo:min-width="5.8cm"/>
    </style:style>
    <style:style style:name="gr22" style:family="graphic" style:parent-style-name="Object">
      <style:graphic-properties draw:textarea-horizontal-align="justify" draw:textarea-vertical-align="middle" draw:auto-grow-height="false" fo:min-height="1.95cm" fo:min-width="7.786cm"/>
    </style:style>
    <style:style style:name="gr23" style:family="graphic" style:parent-style-name="Object">
      <style:graphic-properties draw:textarea-horizontal-align="justify" draw:textarea-vertical-align="middle" draw:auto-grow-height="false" fo:min-height="1.5cm" fo:min-width="3.02cm"/>
    </style:style>
    <style:style style:name="gr24" style:family="graphic" style:parent-style-name="Variable">
      <style:graphic-properties draw:textarea-horizontal-align="justify" draw:textarea-vertical-align="middle" draw:auto-grow-height="false" fo:min-height="2.445cm" fo:min-width="3.813cm"/>
    </style:style>
    <style:style style:name="gr25" style:family="graphic" style:parent-style-name="Variable">
      <style:graphic-properties draw:textarea-horizontal-align="justify" draw:textarea-vertical-align="middle" draw:auto-grow-height="false" fo:min-height="2.445cm" fo:min-width="4.908cm"/>
    </style:style>
    <style:style style:name="gr26" style:family="graphic" style:parent-style-name="Display">
      <style:graphic-properties draw:textarea-horizontal-align="justify" draw:textarea-vertical-align="middle" draw:auto-grow-height="false" fo:min-height="2.594cm" fo:min-width="4.908cm"/>
    </style:style>
    <style:style style:name="gr27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4cm" fo:min-width="1.686cm"/>
    </style:style>
    <style:style style:name="gr28" style:family="graphic" style:parent-style-name="Variable">
      <style:graphic-properties draw:textarea-horizontal-align="justify" draw:textarea-vertical-align="middle" draw:auto-grow-height="false" fo:min-height="3.2cm" fo:min-width="4.937cm"/>
    </style:style>
    <style:style style:name="gr29" style:family="graphic" style:parent-style-name="Variable">
      <style:graphic-properties draw:stroke="none" svg:stroke-color="#000000" draw:fill="none" draw:fill-color="#ffffff" draw:auto-grow-height="true" draw:auto-grow-width="false" fo:max-height="0cm" fo:min-height="1.454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47cm, 0cm, 2.246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4cm, 0cm, 2.377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10.4cm" fo:min-width="15.478cm"/>
    </style:style>
    <style:style style:name="gr33" style:family="graphic" style:parent-style-name="Object">
      <style:graphic-properties draw:textarea-horizontal-align="justify" draw:textarea-vertical-align="middle" draw:auto-grow-height="false" fo:min-height="9.3cm" fo:min-width="5.401cm"/>
    </style:style>
    <style:style style:name="gr34" style:family="graphic" style:parent-style-name="Object">
      <style:graphic-properties draw:textarea-horizontal-align="justify" draw:textarea-vertical-align="middle" draw:auto-grow-height="false" fo:min-height="1.95cm" fo:min-width="7.25cm"/>
    </style:style>
    <style:style style:name="gr35" style:family="graphic" style:parent-style-name="Object">
      <style:graphic-properties draw:textarea-horizontal-align="justify" draw:textarea-vertical-align="middle" draw:auto-grow-height="false" fo:min-height="1.5cm" fo:min-width="2.442cm"/>
    </style:style>
    <style:style style:name="gr36" style:family="graphic" style:parent-style-name="Variable">
      <style:graphic-properties draw:textarea-horizontal-align="justify" draw:textarea-vertical-align="middle" draw:auto-grow-height="false" fo:min-height="2.445cm" fo:min-width="3.551cm"/>
    </style:style>
    <style:style style:name="gr37" style:family="graphic" style:parent-style-name="Variable">
      <style:graphic-properties draw:textarea-horizontal-align="justify" draw:textarea-vertical-align="middle" draw:auto-grow-height="false" fo:min-height="2.445cm" fo:min-width="4.57cm"/>
    </style:style>
    <style:style style:name="gr38" style:family="graphic" style:parent-style-name="Display">
      <style:graphic-properties draw:textarea-horizontal-align="justify" draw:textarea-vertical-align="middle" draw:auto-grow-height="false" fo:min-height="2.594cm" fo:min-width="4.57cm"/>
    </style:style>
    <style:style style:name="gr39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4cm" fo:min-width="1.569cm"/>
    </style:style>
    <style:style style:name="gr40" style:family="graphic" style:parent-style-name="Object">
      <style:graphic-properties draw:textarea-horizontal-align="justify" draw:textarea-vertical-align="middle" draw:auto-grow-height="false" fo:min-height="1.5cm" fo:min-width="3.773cm"/>
    </style:style>
    <style:style style:name="gr41" style:family="graphic" style:parent-style-name="standard">
      <style:graphic-properties draw:textarea-horizontal-align="justify" draw:textarea-vertical-align="middle" draw:auto-grow-height="false" fo:min-height="10.4cm" fo:min-width="21.1cm"/>
    </style:style>
    <style:style style:name="gr42" style:family="graphic" style:parent-style-name="Object">
      <style:graphic-properties draw:textarea-horizontal-align="justify" draw:textarea-vertical-align="middle" draw:auto-grow-height="false" fo:min-height="9.3cm" fo:min-width="7.3cm"/>
    </style:style>
    <style:style style:name="gr43" style:family="graphic" style:parent-style-name="Object">
      <style:graphic-properties draw:textarea-horizontal-align="justify" draw:textarea-vertical-align="middle" draw:auto-grow-height="false" fo:min-height="1.95cm" fo:min-width="9.8cm"/>
    </style:style>
    <style:style style:name="gr44" style:family="graphic" style:parent-style-name="Object">
      <style:graphic-properties draw:textarea-horizontal-align="justify" draw:textarea-vertical-align="middle" draw:auto-grow-height="false" fo:min-height="1.5cm" fo:min-width="3.3cm"/>
    </style:style>
    <style:style style:name="gr45" style:family="graphic" style:parent-style-name="Variable">
      <style:graphic-properties draw:textarea-horizontal-align="justify" draw:textarea-vertical-align="middle" draw:auto-grow-height="false" fo:min-height="2.445cm" fo:min-width="4.8cm"/>
    </style:style>
    <style:style style:name="gr46" style:family="graphic" style:parent-style-name="Variable">
      <style:graphic-properties draw:textarea-horizontal-align="justify" draw:textarea-vertical-align="middle" draw:auto-grow-height="false" fo:min-height="2.445cm" fo:min-width="6.178cm"/>
    </style:style>
    <style:style style:name="gr47" style:family="graphic" style:parent-style-name="Display">
      <style:graphic-properties draw:textarea-horizontal-align="justify" draw:textarea-vertical-align="middle" draw:auto-grow-height="false" fo:min-height="2.594cm" fo:min-width="6.178cm"/>
    </style:style>
    <style:style style:name="gr4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4cm" fo:min-width="2.122cm"/>
    </style:style>
    <style:style style:name="gr49" style:family="graphic" style:parent-style-name="Object">
      <style:graphic-properties draw:textarea-horizontal-align="justify" draw:textarea-vertical-align="middle" draw:auto-grow-height="false" fo:min-height="1.5cm" fo:min-width="5.1cm"/>
    </style:style>
    <style:style style:name="gr50" style:family="graphic" style:parent-style-name="Display">
      <style:graphic-properties draw:textarea-horizontal-align="justify" draw:textarea-vertical-align="middle" draw:auto-grow-height="false" fo:min-height="8.594cm" fo:min-width="6.178cm"/>
    </style:style>
    <style:style style:name="gr51" style:family="graphic" style:parent-style-name="Variable">
      <style:graphic-properties draw:stroke="solid" svg:stroke-opacity="75%" draw:textarea-horizontal-align="justify" draw:textarea-vertical-align="middle" draw:auto-grow-height="false" fo:min-height="12cm" fo:min-width="17.8cm"/>
    </style:style>
    <style:style style:name="gr52" style:family="graphic" style:parent-style-name="Variable">
      <style:graphic-properties draw:stroke="solid" draw:fill="solid" draw:fill-color="#000000" draw:textarea-horizontal-align="justify" draw:textarea-vertical-align="middle" draw:auto-grow-height="false" fo:min-height="0.012cm" fo:min-width="0.012cm"/>
    </style:style>
    <style:style style:name="gr53" style:family="graphic" style:parent-style-name="Variable">
      <style:graphic-properties draw:stroke="solid" svg:stroke-color="#111111" svg:stroke-opacity="80%" draw:fill="solid" draw:fill-color="#ffff00" draw:textarea-horizontal-align="justify" draw:textarea-vertical-align="middle" draw:auto-grow-height="false" fo:min-height="0.282cm" fo:min-width="0.282cm"/>
    </style:style>
    <style:style style:name="gr54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opacity="80%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cm" svg:stroke-color="#000000" draw:marker-start-width="0.28cm" draw:marker-end-width="0.28cm" svg:stroke-opacity="80%" draw:fill="none" draw:textarea-vertical-align="middle" fo:padding-top="0.15cm" fo:padding-bottom="0.15cm" fo:padding-left="0.275cm" fo:padding-right="0.275cm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pr2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loext:graphic-properties draw:fill="none"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00"/>
      <style:paragraph-properties fo:text-align="center"/>
      <style:text-properties fo:font-size="10.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="none" draw:fill-color="#ffffff"/>
      <style:paragraph-properties fo:text-align="center"/>
      <style:text-properties fo:font-size="14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00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963cm" svg:height="1.95cm" svg:x="9.062cm" svg:y="8.92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087cm" svg:height="1.5cm" svg:x="11.5cm" svg:y="13.0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9cm" svg:height="2.445cm" svg:x="13.595cm" svg:y="3.224cm">
          <text:p text:style-name="P2">lAllVertices</text:p>
          <text:p text:style-name="P2">LallColors</text:p>
          <text:p text:style-name="P2">lAllCameraPoses</text:p>
          <text:p text:style-name="P2">lAllBodies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02cm" svg:height="2.445cm" svg:x="19.462cm" svg:y="3.224cm">
          <text:p text:style-name="P2">vertices</text:p>
          <text:p text:style-name="P2">colors</text:p>
          <text:p text:style-name="P2">cameraPoses</text:p>
          <text:p text:style-name="P2">bodies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2cm" svg:height="2.594cm" svg:x="19.462cm" svg:y="7.8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" draw:start-glue-point="1" draw:end-shape="id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2">OpenGLWindow</text:p>
          </draw:text-box>
        </draw:frame>
        <draw:connector draw:style-name="gr10" draw:text-style-name="P4" draw:layer="layout" svg:x1="21.972cm" svg:y1="5.669cm" svg:x2="21.972cm" svg:y2="7.8cm" draw:start-shape="id2" draw:start-glue-point="2" draw:end-shape="id3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4" draw:start-glue-point="2" draw:end-shape="id5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4" draw:end-shape="id1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2">MainWindowForm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7.963cm" svg:height="1.95cm" svg:x="9.062cm" svg:y="8.92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087cm" svg:height="1.5cm" svg:x="11.5cm" svg:y="13.0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9cm" svg:height="2.445cm" svg:x="13.595cm" svg:y="3.224cm">
          <text:p text:style-name="P2">lAllVertices</text:p>
          <text:p text:style-name="P2">LallColors</text:p>
          <text:p text:style-name="P2">lAllCameraPoses</text:p>
          <text:p text:style-name="P2">lAllBodies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5.02cm" svg:height="2.445cm" svg:x="19.462cm" svg:y="3.224cm">
          <text:p text:style-name="P2">vertices</text:p>
          <text:p text:style-name="P2">colors</text:p>
          <text:p text:style-name="P2">cameraPoses</text:p>
          <text:p text:style-name="P2">bodies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02cm" svg:height="2.594cm" svg:x="19.462cm" svg:y="7.8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6" draw:start-glue-point="1" draw:end-shape="id7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2">OpenGLWindow</text:p>
          </draw:text-box>
        </draw:frame>
        <draw:connector draw:style-name="gr10" draw:text-style-name="P4" draw:layer="layout" svg:x1="21.972cm" svg:y1="5.669cm" svg:x2="21.972cm" svg:y2="7.8cm" draw:start-shape="id7" draw:start-glue-point="2" draw:end-shape="id8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9" draw:start-glue-point="2" draw:end-shape="id10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9" draw:end-shape="id6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2">MainWindowForm</text:p>
          </draw:text-box>
        </draw:frame>
        <draw:line draw:style-name="gr14" draw:text-style-name="P4" draw:layer="layout" svg:x1="13cm" svg:y1="7.35cm" svg:x2="6.2cm" svg:y2="7.4cm">
          <text:p/>
        </draw:line>
        <draw:custom-shape draw:style-name="gr15" draw:text-style-name="P2" draw:layer="layout" svg:width="2.977cm" svg:height="2.1cm" svg:x="3.223cm" svg:y="6.3cm">
          <text:p text:style-name="P2">Local<text:line-break/>Storag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7.963cm" svg:height="1.95cm" svg:x="9.062cm" svg:y="8.92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3.087cm" svg:height="1.5cm" svg:x="11.5cm" svg:y="13.0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9cm" svg:height="2.445cm" svg:x="13.595cm" svg:y="3.224cm">
          <text:p text:style-name="P2">lAllVertices</text:p>
          <text:p text:style-name="P2">LallColors</text:p>
          <text:p text:style-name="P2">lAllCameraPoses</text:p>
          <text:p text:style-name="P2">lAllBodies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5.02cm" svg:height="2.445cm" svg:x="19.462cm" svg:y="3.224cm">
          <text:p text:style-name="P2">vertices</text:p>
          <text:p text:style-name="P2">colors</text:p>
          <text:p text:style-name="P2">cameraPoses</text:p>
          <text:p text:style-name="P2">bodies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5.02cm" svg:height="2.594cm" svg:x="19.462cm" svg:y="7.8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1" draw:start-glue-point="1" draw:end-shape="id1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2">OpenGLWindow</text:p>
          </draw:text-box>
        </draw:frame>
        <draw:connector draw:style-name="gr10" draw:text-style-name="P4" draw:layer="layout" svg:x1="21.972cm" svg:y1="5.669cm" svg:x2="21.972cm" svg:y2="7.8cm" draw:start-shape="id12" draw:start-glue-point="2" draw:end-shape="id13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4" draw:start-glue-point="2" draw:end-shape="id15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4" draw:end-shape="id11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2">MainWindowForm</text:p>
          </draw:text-box>
        </draw:frame>
        <draw:line draw:style-name="gr16" draw:text-style-name="P4" draw:layer="layout" svg:x1="13cm" svg:y1="7.35cm" svg:x2="6.2cm" svg:y2="7.35cm">
          <text:p/>
        </draw:line>
        <draw:custom-shape draw:style-name="gr15" draw:text-style-name="P2" draw:layer="layout" svg:width="2.977cm" svg:height="2.1cm" svg:x="3.223cm" svg:y="6.3cm">
          <text:p text:style-name="P2">Local<text:line-break/>Storag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7.963cm" svg:height="1.95cm" svg:x="9.062cm" svg:y="8.92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0" draw:id="id20" draw:layer="layout" svg:width="3.087cm" svg:height="1.5cm" svg:x="11.5cm" svg:y="13.0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3.9cm" svg:height="2.445cm" svg:x="13.595cm" svg:y="3.224cm">
          <text:p text:style-name="P2">lAllVertices</text:p>
          <text:p text:style-name="P2">LallColors</text:p>
          <text:p text:style-name="P2">lAllCameraPoses</text:p>
          <text:p text:style-name="P2">lAllBodies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5.02cm" svg:height="2.445cm" svg:x="19.462cm" svg:y="3.224cm">
          <text:p text:style-name="P2">vertices</text:p>
          <text:p text:style-name="P2">colors</text:p>
          <text:p text:style-name="P2">cameraPoses</text:p>
          <text:p text:style-name="P2">bodies</text:p>
          <draw:enhanced-geometry svg:viewBox="0 0 21600 21600" draw:type="rectangle" draw:enhanced-path="M 0 0 L 21600 0 21600 21600 0 21600 0 0 Z N"/>
        </draw:custom-shape>
        <draw:custom-shape draw:style-name="gr7" draw:text-style-name="P2" xml:id="id18" draw:id="id18" draw:layer="layout" svg:width="5.02cm" svg:height="2.594cm" svg:x="19.462cm" svg:y="7.8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6" draw:start-glue-point="1" draw:end-shape="id17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2">OpenGLWindow</text:p>
          </draw:text-box>
        </draw:frame>
        <draw:connector draw:style-name="gr10" draw:text-style-name="P4" draw:layer="layout" svg:x1="21.972cm" svg:y1="5.669cm" svg:x2="21.972cm" svg:y2="7.8cm" draw:start-shape="id17" draw:start-glue-point="2" draw:end-shape="id18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9" draw:start-glue-point="2" draw:end-shape="id20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9" draw:end-shape="id16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2">MainWindowForm</text:p>
          </draw:text-box>
        </draw:frame>
        <draw:line draw:style-name="gr16" draw:text-style-name="P4" draw:layer="layout" svg:x1="13.043cm" svg:y1="7.35cm" svg:x2="6.2cm" svg:y2="7.35cm">
          <text:p/>
        </draw:line>
        <draw:custom-shape draw:style-name="gr15" draw:text-style-name="P2" draw:layer="layout" svg:width="2.977cm" svg:height="2.1cm" svg:x="3.223cm" svg:y="6.3cm">
          <text:p text:style-name="P2">Local<text:line-break/>Storage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11.811cm" svg:height="7.399cm" svg:x="14.201cm" svg:y="7.401cm">
          <draw:image xlink:href="Pictures/1000000000000BD000000FC0018D4DE54D1AD8C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7.963cm" svg:height="1.95cm" svg:x="9.062cm" svg:y="8.92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5" draw:id="id25" draw:layer="layout" svg:width="3.087cm" svg:height="1.5cm" svg:x="11.5cm" svg:y="13.0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3.9cm" svg:height="2.445cm" svg:x="13.595cm" svg:y="3.224cm">
          <text:p text:style-name="P2">lAllVertices</text:p>
          <text:p text:style-name="P2">LallColors</text:p>
          <text:p text:style-name="P2">lAllCameraPoses</text:p>
          <text:p text:style-name="P2">lAllBodies</text:p>
          <draw:enhanced-geometry svg:viewBox="0 0 21600 21600" draw:type="rectangle" draw:enhanced-path="M 0 0 L 21600 0 21600 21600 0 21600 0 0 Z N"/>
        </draw:custom-shape>
        <draw:custom-shape draw:style-name="gr6" draw:text-style-name="P2" xml:id="id22" draw:id="id22" draw:layer="layout" svg:width="5.02cm" svg:height="2.445cm" svg:x="19.462cm" svg:y="3.224cm">
          <text:p text:style-name="P2">vertices</text:p>
          <text:p text:style-name="P2">colors</text:p>
          <text:p text:style-name="P2">cameraPoses</text:p>
          <text:p text:style-name="P2">bodies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5.02cm" svg:height="2.594cm" svg:x="19.462cm" svg:y="7.8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21" draw:start-glue-point="1" draw:end-shape="id2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2">OpenGLWindow</text:p>
          </draw:text-box>
        </draw:frame>
        <draw:connector draw:style-name="gr10" draw:text-style-name="P4" draw:layer="layout" svg:x1="21.972cm" svg:y1="5.669cm" svg:x2="21.972cm" svg:y2="7.8cm" draw:start-shape="id22" draw:start-glue-point="2" draw:end-shape="id23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4" draw:start-glue-point="2" draw:end-shape="id25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4" draw:end-shape="id21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2">MainWindowForm</text:p>
          </draw:text-box>
        </draw:frame>
        <draw:custom-shape draw:style-name="gr18" draw:text-style-name="P6" xml:id="id27" draw:id="id27" draw:layer="layout" svg:width="2.433cm" svg:height="2.1cm" svg:x="9.259cm" svg:y="6.299cm">
          <text:p text:style-name="P2">Affine<text:line-break/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6.2cm" svg:y1="7.35cm" svg:x2="9.259cm" svg:y2="7.349cm" draw:start-shape="id26" draw:start-glue-point="1" draw:end-shape="id27" draw:end-glue-point="6" svg:d="M6200 7350h1528v-1h1531" svg:viewBox="0 0 3060 2">
          <text:p/>
        </draw:connector>
        <draw:line draw:style-name="gr14" draw:text-style-name="P4" draw:layer="layout" svg:x1="11.692cm" svg:y1="7.3cm" svg:x2="13.043cm" svg:y2="7.3cm">
          <text:p/>
        </draw:line>
        <draw:custom-shape draw:style-name="gr15" draw:text-style-name="P2" xml:id="id26" draw:id="id26" draw:layer="layout" svg:width="2.977cm" svg:height="2.1cm" svg:x="3.223cm" svg:y="6.3cm">
          <text:p text:style-name="P2">Local<text:line-break/>Storag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19" draw:text-style-name="P1" draw:layer="layout" svg:width="18.4cm" svg:height="9.657cm" svg:x="5.4cm" svg:y="2.8cm">
          <draw:image xlink:href="Pictures/1000000000000BD000000FC0B1BA0B374C758D77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custom-shape draw:style-name="gr20" draw:text-style-name="P1" draw:layer="layout" svg:width="17.162cm" svg:height="10.65cm" svg:x="9.438cm" svg:y="0.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8cm" svg:height="9.3cm" svg:x="19.926cm" svg:y="1.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31" draw:id="id31" draw:layer="layout" svg:width="7.786cm" svg:height="1.95cm" svg:x="10.233cm" svg:y="8.12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2" draw:id="id32" draw:layer="layout" svg:width="3.02cm" svg:height="1.5cm" svg:x="12.616cm" svg:y="12.2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24" draw:text-style-name="P2" xml:id="id28" draw:id="id28" draw:layer="layout" svg:width="3.813cm" svg:height="2.445cm" svg:x="14.665cm" svg:y="2.424cm">
          <text:p text:style-name="P2">Logical<text:line-break/>Client<text:line-break/>Frames</text:p>
          <draw:enhanced-geometry svg:viewBox="0 0 21600 21600" draw:type="rectangle" draw:enhanced-path="M 0 0 L 21600 0 21600 21600 0 21600 0 0 Z N"/>
        </draw:custom-shape>
        <draw:custom-shape draw:style-name="gr25" draw:text-style-name="P2" xml:id="id29" draw:id="id29" draw:layer="layout" svg:width="4.908cm" svg:height="2.445cm" svg:x="20.403cm" svg:y="2.424cm">
          <text:p text:style-name="P2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30" draw:id="id30" draw:layer="layout" svg:width="4.908cm" svg:height="2.594cm" svg:x="20.403cm" svg:y="7.9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.478cm" svg:y1="3.646cm" svg:x2="20.403cm" svg:y2="3.646cm" draw:start-shape="id28" draw:start-glue-point="1" draw:end-shape="id29" draw:end-glue-point="3" svg:d="M18478 3646h1925" svg:viewBox="0 0 1926 1">
          <text:p/>
        </draw:connector>
        <draw:frame draw:style-name="gr9" draw:text-style-name="P3" draw:layer="layout" svg:width="3.337cm" svg:height="0.417cm" svg:x="21.197cm" svg:y="1.75cm">
          <draw:text-box>
            <text:p text:style-name="P2">OpenGLWindow</text:p>
          </draw:text-box>
        </draw:frame>
        <draw:connector draw:style-name="gr10" draw:text-style-name="P4" draw:layer="layout" svg:x1="22.857cm" svg:y1="4.869cm" svg:x2="22.857cm" svg:y2="7.9cm" draw:start-shape="id29" draw:start-glue-point="2" draw:end-shape="id30" draw:end-glue-point="0" svg:d="M22857 4869v3031" svg:viewBox="0 0 1 3032">
          <text:p/>
        </draw:connector>
        <draw:connector draw:style-name="gr11" draw:text-style-name="P4" draw:layer="layout" svg:x1="14.126cm" svg:y1="10.075cm" svg:x2="14.126cm" svg:y2="12.25cm" draw:start-shape="id31" draw:start-glue-point="2" draw:end-shape="id32" draw:end-glue-point="0" svg:d="M14126 10075v2175" svg:viewBox="0 0 1 2176">
          <text:p/>
        </draw:connector>
        <draw:connector draw:style-name="gr10" draw:text-style-name="P4" draw:layer="layout" svg:x1="14.126cm" svg:y1="8.125cm" svg:x2="14.665cm" svg:y2="3.646cm" draw:start-shape="id31" draw:start-glue-point="0" draw:end-shape="id28" draw:end-glue-point="3" svg:d="M14126 8125v-1604h-12v-2875h551" svg:viewBox="0 0 552 4480">
          <text:p/>
        </draw:connector>
        <draw:custom-shape draw:style-name="gr15" draw:text-style-name="P2" draw:layer="layout" svg:width="2.977cm" svg:height="2.1cm" svg:x="4.723cm" svg:y="5.5cm">
          <text:p text:style-name="P2">Local<text:line-break/>Storage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7.7cm" svg:y1="6.55cm" svg:x2="14.2cm" svg:y2="6.55cm">
          <text:p/>
        </draw:line>
        <draw:custom-shape draw:style-name="gr27" draw:text-style-name="P6" draw:layer="layout" svg:width="2.384cm" svg:height="1.8cm" svg:x="21.674cm" svg:y="5.349cm">
          <text:p text:style-name="P2">Affine<text:line-break/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8" draw:layer="layout" svg:width="4.937cm" svg:height="3.2cm" svg:x="7.063cm" svg:y="11.8cm">
            <text:p text:style-name="P8">lAllVertices</text:p>
            <text:p text:style-name="P8">LallColors</text:p>
            <text:p text:style-name="P8">lAllCameraPoses</text:p>
            <text:p text:style-name="P8">lAllBodies</text:p>
            <text:p text:style-name="P8">ClientID</text:p>
            <draw:enhanced-geometry svg:viewBox="0 0 21600 21600" draw:type="rectangle" draw:enhanced-path="M 0 0 L 21600 0 21600 21600 0 21600 0 0 Z N"/>
          </draw:custom-shape>
          <draw:frame draw:style-name="gr29" draw:text-style-name="P9" draw:layer="layout" svg:width="5.963cm" svg:height="1.454cm" svg:x="1.1cm" svg:y="13.037cm">
            <draw:text-box>
              <text:p text:style-name="P8">Logical Client Frame =</text:p>
            </draw:text-box>
          </draw:frame>
        </draw:g>
        <draw:frame draw:style-name="gr12" draw:text-style-name="P3" draw:layer="layout" svg:width="4.37cm" svg:height="0.833cm" svg:x="9.2cm" svg:y="1.225cm">
          <draw:text-box>
            <text:p text:style-name="P2">MainWindowForm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30" draw:text-style-name="P1" draw:layer="layout" svg:width="17.585cm" svg:height="10.382cm" svg:x="11.215cm" svg:y="5.8cm">
          <draw:image xlink:href="Pictures/1000020100000322000002782DAD205693865556.png" xlink:type="simple" xlink:show="embed" xlink:actuate="onLoad" loext:mime-type="image/png">
            <text:p/>
          </draw:image>
        </draw:frame>
        <draw:frame draw:style-name="gr31" draw:text-style-name="P1" draw:layer="layout" svg:width="17.946cm" svg:height="8.799cm" svg:x="-1.6cm" svg:y="-0.199cm">
          <draw:image xlink:href="Pictures/100002010000032200000278C6695A3507A6339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custom-shape draw:style-name="gr32" draw:text-style-name="P1" draw:layer="layout" svg:width="15.978cm" svg:height="10.65cm" svg:x="6.622cm" svg:y="1.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5.401cm" svg:height="9.3cm" svg:x="16.386cm" svg:y="2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xml:id="id36" draw:id="id36" draw:layer="layout" svg:width="7.25cm" svg:height="1.95cm" svg:x="7.235cm" svg:y="6.97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xml:id="id38" draw:id="id38" draw:layer="layout" svg:width="2.442cm" svg:height="1.5cm" svg:x="9.066cm" svg:y="13.4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36" draw:text-style-name="P2" xml:id="id33" draw:id="id33" draw:layer="layout" svg:width="3.551cm" svg:height="2.445cm" svg:x="11.488cm" svg:y="3.224cm">
          <text:p text:style-name="P2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34" draw:id="id34" draw:layer="layout" svg:width="4.57cm" svg:height="2.445cm" svg:x="16.83cm" svg:y="3.224cm">
          <text:p text:style-name="P2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35" draw:id="id35" draw:layer="layout" svg:width="4.57cm" svg:height="2.594cm" svg:x="16.83cm" svg:y="8.7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039cm" svg:y1="4.446cm" svg:x2="16.83cm" svg:y2="4.446cm" draw:start-shape="id33" draw:start-glue-point="1" draw:end-shape="id34" draw:end-glue-point="3" svg:d="M15039 4446h1791" svg:viewBox="0 0 1792 1">
          <text:p/>
        </draw:connector>
        <draw:frame draw:style-name="gr9" draw:text-style-name="P3" draw:layer="layout" svg:width="3.107cm" svg:height="0.417cm" svg:x="17.57cm" svg:y="2.55cm">
          <draw:text-box>
            <text:p text:style-name="P2">OpenGLWindow</text:p>
          </draw:text-box>
        </draw:frame>
        <draw:connector draw:style-name="gr10" draw:text-style-name="P4" draw:layer="layout" svg:x1="19.115cm" svg:y1="5.669cm" svg:x2="19.115cm" svg:y2="8.7cm" draw:start-shape="id34" draw:start-glue-point="2" draw:end-shape="id35" draw:end-glue-point="0" svg:d="M19115 5669v3031" svg:viewBox="0 0 1 3032">
          <text:p/>
        </draw:connector>
        <draw:connector draw:style-name="gr10" draw:text-style-name="P4" draw:layer="layout" svg:x1="10.86cm" svg:y1="6.975cm" svg:x2="11.488cm" svg:y2="4.446cm" draw:start-shape="id36" draw:start-glue-point="0" draw:end-shape="id33" draw:end-glue-point="3" svg:d="M10860 6975v-2529h628" svg:viewBox="0 0 629 2530">
          <text:p/>
        </draw:connector>
        <draw:custom-shape draw:style-name="gr39" draw:text-style-name="P6" draw:layer="layout" svg:width="2.219cm" svg:height="1.8cm" svg:x="18.014cm" svg:y="6.149cm">
          <text:p text:style-name="P2">Affine<text:line-break/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xml:id="id37" draw:id="id37" draw:layer="layout" svg:width="3.773cm" svg:height="1.5cm" svg:x="8.4cm" svg:y="9.8cm">
          <text:p text:style-name="P2">KinectLogical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0.86cm" svg:y1="8.925cm" svg:x2="10.286cm" svg:y2="9.8cm" draw:start-shape="id36" draw:start-glue-point="2" draw:end-shape="id37" draw:end-glue-point="0" svg:d="M10860 8925v438h-574v437" svg:viewBox="0 0 575 876">
          <text:p/>
        </draw:connector>
        <draw:connector draw:style-name="gr11" draw:text-style-name="P4" draw:layer="layout" svg:x1="10.286cm" svg:y1="11.3cm" svg:x2="10.287cm" svg:y2="13.45cm" draw:start-shape="id37" draw:start-glue-point="2" draw:end-shape="id38" draw:end-glue-point="0" svg:d="M10286 11300v1075h1v1075" svg:viewBox="0 0 2 2151">
          <text:p/>
        </draw:connector>
        <draw:frame draw:style-name="gr12" draw:text-style-name="P3" draw:layer="layout" svg:width="4.068cm" svg:height="0.833cm" svg:x="6.4cm" svg:y="2.025cm">
          <draw:text-box>
            <text:p text:style-name="P2">MainWindowForm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custom-shape draw:style-name="gr41" draw:text-style-name="P1" draw:layer="layout" svg:width="21.6cm" svg:height="10.65cm" svg:x="4.2cm" svg:y="1.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7.3cm" svg:height="9.3cm" svg:x="17.4cm" svg:y="2.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xml:id="id42" draw:id="id42" draw:layer="layout" svg:width="9.8cm" svg:height="1.95cm" svg:x="5.3cm" svg:y="6.97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xml:id="id44" draw:id="id44" draw:layer="layout" svg:width="3.3cm" svg:height="1.5cm" svg:x="3.8cm" svg:y="12.82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45" draw:text-style-name="P2" xml:id="id39" draw:id="id39" draw:layer="layout" svg:width="4.8cm" svg:height="2.445cm" svg:x="10.778cm" svg:y="3.224cm">
          <text:p text:style-name="P2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40" draw:id="id40" draw:layer="layout" svg:width="6.178cm" svg:height="2.445cm" svg:x="18cm" svg:y="3.224cm">
          <text:p text:style-name="P2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41" draw:id="id41" draw:layer="layout" svg:width="6.178cm" svg:height="2.594cm" svg:x="18cm" svg:y="8.7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78cm" svg:y1="4.446cm" svg:x2="18cm" svg:y2="4.446cm" draw:start-shape="id39" draw:start-glue-point="1" draw:end-shape="id40" draw:end-glue-point="3" svg:d="M15578 4446h2422" svg:viewBox="0 0 2423 1">
          <text:p/>
        </draw:connector>
        <draw:frame draw:style-name="gr9" draw:text-style-name="P3" draw:layer="layout" svg:width="4.2cm" svg:height="0.417cm" svg:x="19cm" svg:y="2.55cm">
          <draw:text-box>
            <text:p text:style-name="P2">OpenGLWindow</text:p>
          </draw:text-box>
        </draw:frame>
        <draw:connector draw:style-name="gr10" draw:text-style-name="P4" draw:layer="layout" svg:x1="21.089cm" svg:y1="5.669cm" svg:x2="21.089cm" svg:y2="8.7cm" draw:start-shape="id40" draw:start-glue-point="2" draw:end-shape="id41" draw:end-glue-point="0" svg:d="M21089 5669v3031" svg:viewBox="0 0 1 3032">
          <text:p/>
        </draw:connector>
        <draw:connector draw:style-name="gr10" draw:text-style-name="P4" draw:layer="layout" svg:x1="10.2cm" svg:y1="6.975cm" svg:x2="10.778cm" svg:y2="4.446cm" draw:start-shape="id42" draw:start-glue-point="0" draw:end-shape="id39" draw:end-glue-point="3" svg:d="M10200 6975v-2529h578" svg:viewBox="0 0 579 2530">
          <text:p/>
        </draw:connector>
        <draw:custom-shape draw:style-name="gr48" draw:text-style-name="P6" draw:layer="layout" svg:width="3cm" svg:height="1.8cm" svg:x="19.6cm" svg:y="6.149cm">
          <text:p text:style-name="P2">Affine<text:line-break/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xml:id="id43" draw:id="id43" draw:layer="layout" svg:width="5.1cm" svg:height="1.5cm" svg:x="4.8cm" svg:y="9.975cm">
          <text:p text:style-name="P2">KinectLogical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0.2cm" svg:y1="8.925cm" svg:x2="7.35cm" svg:y2="9.975cm" draw:start-shape="id42" draw:end-shape="id43" draw:end-glue-point="0" svg:d="M10200 8925v525h-2850v525" svg:viewBox="0 0 2851 1051">
          <text:p/>
        </draw:connector>
        <draw:connector draw:style-name="gr11" draw:text-style-name="P4" draw:layer="layout" svg:x1="7.35cm" svg:y1="11.475cm" svg:x2="5.45cm" svg:y2="12.825cm" draw:start-shape="id43" draw:start-glue-point="2" draw:end-shape="id44" draw:end-glue-point="0" svg:d="M7350 11475v675h-1900v675" svg:viewBox="0 0 1901 1351">
          <text:p/>
        </draw:connector>
        <draw:custom-shape draw:style-name="gr44" draw:text-style-name="P2" xml:id="id46" draw:id="id46" draw:layer="layout" svg:width="3.3cm" svg:height="1.5cm" svg:x="12.6cm" svg:y="12.82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49" draw:text-style-name="P2" xml:id="id45" draw:id="id45" draw:layer="layout" svg:width="5.1cm" svg:height="1.5cm" svg:x="11.7cm" svg:y="9.975cm">
          <text:p text:style-name="P2">KinectLogical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4.25cm" svg:y1="11.475cm" svg:x2="14.25cm" svg:y2="12.825cm" draw:start-shape="id45" draw:start-glue-point="2" draw:end-shape="id46" draw:end-glue-point="0" svg:d="M14250 11475v1350" svg:viewBox="0 0 1 1351">
          <text:p/>
        </draw:connector>
        <draw:connector draw:style-name="gr11" draw:text-style-name="P4" draw:layer="layout" svg:x1="10.2cm" svg:y1="8.925cm" svg:x2="14.25cm" svg:y2="9.975cm" draw:start-shape="id42" draw:start-glue-point="2" draw:end-shape="id45" svg:d="M10200 8925v525h4050v525" svg:viewBox="0 0 4051 1051">
          <text:p/>
        </draw:connector>
        <draw:frame draw:style-name="gr12" draw:text-style-name="P3" draw:layer="layout" svg:width="5.5cm" svg:height="0.833cm" svg:x="3.9cm" svg:y="2.025cm">
          <draw:text-box>
            <text:p text:style-name="P2">MainWindowForm</text:p>
          </draw:text-box>
        </draw:frame>
        <draw:custom-shape draw:style-name="gr44" draw:text-style-name="P2" xml:id="id47" draw:id="id47" draw:layer="layout" svg:width="3.3cm" svg:height="1.5cm" svg:x="8.1cm" svg:y="12.825cm">
          <text:p text:style-name="P2">Kinect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.35cm" svg:y1="11.475cm" svg:x2="9.75cm" svg:y2="12.825cm" draw:start-shape="id43" draw:start-glue-point="2" draw:end-shape="id47" draw:end-glue-point="0" svg:d="M7350 11475v675h2400v675" svg:viewBox="0 0 2401 1351">
          <text:p/>
        </draw:connector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custom-shape draw:style-name="gr41" draw:text-style-name="P1" draw:layer="layout" svg:width="21.6cm" svg:height="10.65cm" svg:x="4.2cm" svg:y="1.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49" draw:id="id49" draw:layer="layout" svg:width="7.3cm" svg:height="9.3cm" svg:x="17.4cm" svg:y="2.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xml:id="id50" draw:id="id50" draw:layer="layout" svg:width="9.8cm" svg:height="1.95cm" svg:x="5.3cm" svg:y="6.975cm">
          <text:p text:style-name="P2">Kinect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xml:id="id48" draw:id="id48" draw:layer="layout" svg:width="4.8cm" svg:height="2.445cm" svg:x="10.778cm" svg:y="3.224cm">
          <text:p text:style-name="P2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6.178cm" svg:height="8.594cm" svg:x="18cm" svg:y="2.7cm">
          <text:p text:style-name="P2">Generic<text:line-break/>Displa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78cm" svg:y1="4.446cm" svg:x2="17.4cm" svg:y2="6.9cm" draw:start-shape="id48" draw:start-glue-point="1" draw:end-shape="id49" svg:d="M15578 4446h936v2454h886" svg:viewBox="0 0 1823 2455">
          <text:p/>
        </draw:connector>
        <draw:connector draw:style-name="gr10" draw:text-style-name="P4" draw:layer="layout" svg:x1="10.2cm" svg:y1="6.975cm" svg:x2="10.778cm" svg:y2="4.446cm" draw:start-shape="id50" draw:start-glue-point="0" draw:end-shape="id48" draw:end-glue-point="3" svg:d="M10200 6975v-2529h578" svg:viewBox="0 0 579 2530">
          <text:p/>
        </draw:connector>
        <draw:custom-shape draw:style-name="gr49" draw:text-style-name="P2" xml:id="id51" draw:id="id51" draw:layer="layout" svg:width="5.1cm" svg:height="1.5cm" svg:x="4.8cm" svg:y="9.975cm">
          <text:p text:style-name="P2">KinectLogical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0.2cm" svg:y1="8.925cm" svg:x2="7.35cm" svg:y2="9.975cm" draw:start-shape="id50" draw:end-shape="id51" draw:end-glue-point="0" svg:d="M10200 8925v525h-2850v525" svg:viewBox="0 0 2851 1051">
          <text:p/>
        </draw:connector>
        <draw:custom-shape draw:style-name="gr44" draw:text-style-name="P2" xml:id="id53" draw:id="id53" draw:layer="layout" svg:width="3.3cm" svg:height="1.5cm" svg:x="12.6cm" svg:y="12.825cm">
          <text:p text:style-name="P2">KinectClient</text:p>
          <draw:enhanced-geometry svg:viewBox="0 0 21600 21600" draw:type="rectangle" draw:enhanced-path="M 0 0 L 21600 0 21600 21600 0 21600 0 0 Z N"/>
        </draw:custom-shape>
        <draw:custom-shape draw:style-name="gr49" draw:text-style-name="P2" xml:id="id52" draw:id="id52" draw:layer="layout" svg:width="5.1cm" svg:height="1.5cm" svg:x="11.7cm" svg:y="9.975cm">
          <text:p text:style-name="P2">KinectLogical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4.25cm" svg:y1="11.475cm" svg:x2="14.25cm" svg:y2="12.825cm" draw:start-shape="id52" draw:start-glue-point="2" draw:end-shape="id53" draw:end-glue-point="0" svg:d="M14250 11475v1350" svg:viewBox="0 0 1 1351">
          <text:p/>
        </draw:connector>
        <draw:connector draw:style-name="gr11" draw:text-style-name="P4" draw:layer="layout" svg:x1="10.2cm" svg:y1="8.925cm" svg:x2="14.25cm" svg:y2="9.975cm" draw:start-shape="id50" draw:start-glue-point="2" draw:end-shape="id52" svg:d="M10200 8925v525h4050v525" svg:viewBox="0 0 4051 1051">
          <text:p/>
        </draw:connector>
        <draw:frame draw:style-name="gr12" draw:text-style-name="P3" draw:layer="layout" svg:width="5.5cm" svg:height="0.833cm" svg:x="3.9cm" svg:y="2.025cm">
          <draw:text-box>
            <text:p text:style-name="P2">MainWindowForm</text:p>
          </draw:text-box>
        </draw:frame>
        <draw:custom-shape draw:style-name="gr44" draw:text-style-name="P2" xml:id="id54" draw:id="id54" draw:layer="layout" svg:width="3.3cm" svg:height="1.5cm" svg:x="3.8cm" svg:y="12.826cm">
          <text:p text:style-name="P2">Kinect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.35cm" svg:y1="11.476cm" svg:x2="5.45cm" svg:y2="12.826cm" draw:end-shape="id54" draw:end-glue-point="0" svg:d="M7350 11476v425h-1900v925" svg:viewBox="0 0 1901 1351">
          <text:p/>
        </draw:connector>
        <draw:custom-shape draw:style-name="gr44" draw:text-style-name="P2" xml:id="id55" draw:id="id55" draw:layer="layout" svg:width="3.3cm" svg:height="1.5cm" svg:x="8.1cm" svg:y="12.826cm">
          <text:p text:style-name="P2">KinectClien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.35cm" svg:y1="11.476cm" svg:x2="9.75cm" svg:y2="12.826cm" draw:end-shape="id55" draw:end-glue-point="0" svg:d="M7350 11476v425h2400v925" svg:viewBox="0 0 2401 1351">
          <text:p/>
        </draw:connector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g>
          <draw:custom-shape draw:style-name="gr51" draw:text-style-name="P1" draw:layer="layout" svg:width="17.8cm" svg:height="12cm" svg:x="5cm" svg:y="1.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0.5cm" svg:height="0.5cm" svg:x="13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3">
          <office:forms form:automatic-focus="false" form:apply-design-mode="false"/>
          <draw:page-thumbnail draw:style-name="gr1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g>
          <draw:custom-shape draw:style-name="gr51" draw:text-style-name="P1" draw:layer="layout" svg:width="17.8cm" svg:height="12cm" svg:x="5cm" svg:y="1.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0.5cm" svg:height="0.5cm" svg:x="13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3" draw:text-style-name="P11" draw:layer="layout" svg:width="1.6cm" svg:height="1.6cm" svg:x="17.5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g>
          <draw:custom-shape draw:style-name="gr51" draw:text-style-name="P1" draw:layer="layout" svg:width="17.8cm" svg:height="12cm" svg:x="5cm" svg:y="1.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0.5cm" svg:height="0.5cm" svg:x="13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3" draw:text-style-name="P11" draw:layer="layout" svg:width="1.6cm" svg:height="1.6cm" svg:x="17.5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8.7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g>
          <draw:custom-shape draw:style-name="gr51" draw:text-style-name="P1" draw:layer="layout" svg:width="17.8cm" svg:height="12cm" svg:x="5cm" svg:y="1.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0.5cm" svg:height="0.5cm" svg:x="13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3" draw:text-style-name="P11" draw:layer="layout" svg:width="1.6cm" svg:height="1.6cm" svg:x="17.6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10.5cm" svg:y="2.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10.5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g>
          <draw:custom-shape draw:style-name="gr51" draw:text-style-name="P1" draw:layer="layout" svg:width="17.8cm" svg:height="12cm" svg:x="5cm" svg:y="1.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0.5cm" svg:height="0.5cm" svg:x="13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3" draw:text-style-name="P11" draw:layer="layout" svg:width="1.6cm" svg:height="1.6cm" svg:x="17.6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10.5cm" svg:y="2.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10.5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54" draw:text-style-name="P4" draw:layer="layout" svg:x1="13.8cm" svg:y1="7.4cm" svg:x2="17.6cm" svg:y2="7.4cm">
          <text:p/>
        </draw:line>
        <draw:line draw:style-name="gr54" draw:text-style-name="P4" draw:layer="layout" svg:x1="13.8cm" svg:y1="7.4cm" svg:x2="11.4cm" svg:y2="3.8cm">
          <text:p/>
        </draw:line>
        <draw:path draw:style-name="gr55" draw:text-style-name="P4" draw:layer="layout" svg:width="1.407cm" svg:height="1.277cm" draw:transform="skewX (-0.0705113017805709) rotate (0.287979326579064) translate (13.1999999976297cm 6.59999999367378cm)" svg:viewBox="0 0 1408 1278" svg:d="M0 0c1408 0 1408 1278 1408 1278">
          <text:p/>
        </draw:path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g>
          <draw:custom-shape draw:style-name="gr51" draw:text-style-name="P1" draw:layer="layout" svg:width="17.8cm" svg:height="12cm" svg:x="5cm" svg:y="1.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0.5cm" svg:height="0.5cm" svg:x="13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3" draw:text-style-name="P11" draw:layer="layout" svg:width="1.6cm" svg:height="1.6cm" svg:x="17.6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10.5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3" draw:text-style-name="P11" draw:layer="layout" svg:width="1.6cm" svg:height="1.6cm" svg:x="7cm" svg:y="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3F6A0EF184824FD1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" style:family="graphic" style:parent-style-name="Filled">
      <style:graphic-properties draw:stroke="dash" draw:stroke-dash="Fine_20_Dashed" svg:stroke-color="#000000" draw:fill="solid" draw:fill-color="#3faf46" text:animation-delay="P0D"/>
    </style:style>
    <style:style style:name="Variable" style:family="graphic" style:parent-style-name="Filled">
      <style:graphic-properties draw:stroke="dash" draw:stroke-dash="Fine_20_Dotted" svg:stroke-width="0.1cm" svg:stroke-color="#000000" draw:marker-start-width="0.35cm" draw:marker-end-width="0.35cm" draw:fill="solid" draw:fill-color="#eeeeee" text:animation-delay="P0D"/>
    </style:style>
    <style:style style:name="Display" style:family="graphic" style:parent-style-name="Filled">
      <style:graphic-properties svg:stroke-color="#3465af" draw:fill="bitmap" draw:fill-image-name="Bitmap_20_1" style:repeat="repeat" text:animation-delay="P0D"/>
    </style:style>
    <style:style style:name="Local_20_Storage" style:display-name="Local Storage" style:family="graphic" style:parent-style-name="Filled">
      <style:graphic-properties draw:stroke="dash" draw:stroke-dash="Fine_20_Dashed" svg:stroke-width="0.1cm" svg:stroke-color="#000000" draw:marker-start-width="0.35cm" draw:marker-end-width="0.35cm" draw:fill="solid" draw:fill-color="#2a6099" draw:shadow-color="#000000" text:animation-delay="P0D"/>
      <style:text-properties fo:color="#ffffff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17:18:18.883083700</meta:creation-date>
    <meta:editing-duration>PT1H12M34S</meta:editing-duration>
    <meta:editing-cycles>21</meta:editing-cycles>
    <meta:generator>LibreOffice/6.2.8.2$Linux_X86_64 LibreOffice_project/20$Build-2</meta:generator>
    <dc:title>Impress</dc:title>
    <dc:date>2019-12-10T21:35:37.701423581</dc:date>
    <meta:document-statistic meta:object-count="255"/>
  </office:meta>
</office:document-meta>
</file>